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9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Joseph Blumenthal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anuary 7, 1896</text:p>
      <text:p text:style-name="P2">Month<text:tab/><text:tab/><text:tab/><text:tab/><text:tab/><text:tab/>January</text:p>
      <text:p text:style-name="P2">Year<text:tab/><text:tab/><text:tab/><text:tab/><text:tab/><text:tab/>189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Philadelphia, January 7, 1896./</text:p>
      <text:p text:style-name="P5">Honorable Joseph Blumenthal,/</text:p>
      <text:p text:style-name="P5">My dear Sir,/</text:p>
      <text:p text:style-name="P5"><text:tab/>The letter which you handed to me this morning, I have/ read with the deep interest which it commands. <text:s/>Allow me to speak/ confidentially as I feel. <text:s/>The youthful correspondent is an enthusiast./ <text:s/>No one more than I is conscious of the great difficulties under which/ we labor. <text:s/>It would be idle to repeat what you know well. <text:s/>The choice/ of the person, who has become most objectionable was not my choice./ <text:s/>What we need, even more than learning, is character, manners, the/ <text:s/>capacity to inspire love for whatever is loveable in the literature/ of our Bible and post biblical writings. <text:s/>To try our very best to/ procure that desideratum, a change is absolutely demanded. <text:s/>I am/ alive to other defects, but the evil to which I have just hinted, must/ positively be remedied. <text:s/>Now, regarding the propositions submitted to/ your decision. <text:s/>The first named scholar, highly recommended, I re-/cognize as one possessed of vast erudition, but I have had occasion/ to express my views touching his qualifications as <text:soft-page-break/>head and front/ of the work which we have undertaken. <text:s/>The young man who would re-/luctantly leave his present position, but who nevertheless "is/ waiting for your orders", may be everthing[sic!] as described, but sup-/pose he is not, what would the issue be? <text:s/>Again: "An essay on innate/ ideas in Descartes," may have been declared by competent authorities/ excellent, but after all, it is not philosophy which we particularly/ aim to impart. <text:s/>The Spirit of Holy Writ, the traditions based upon a/ sound understanding of Holy Writ is what we must teach dispassionately/ logically, truthfully. <text:s/>I have not the means to ascertain how far we/ might be justified to place a youth, entirely unknown to us, in a/ position of great responsibilities. <text:s/>I might inquire of Dr. Hildesheimer/ but he belongs to the School that our friend, would not deem acceptable./ <text:s/>I am not inclined to venture and for the sake of gaining a name abroad/ destroy the little good, which I hope and trust will still spring from/ our midst. <text:s/>It has been our misfortune not to be able to engage the/ services of a superintendent fit for the situation. <text:s/>This must be/ filled by a person who combines with the knowledge of household af-/fairs, a kindly disposition and a degree of ability to teach, in/ case of necessity./</text:p>
      <text:p text:style-name="P5">Being in N.Y. today, I noticed for instance, that the provision to/ keep the building as the state of the weather required, was not made./ <text:s/>Another deficit that I discovered, is the want of attendance on the/ part of the Preparatory Class to the Saturday evening Session, de-/voted to Biblical history. <text:s/>In fact, while I am not disposed to agree/ with the painful impression, entertained by some, namely, that we/ have altogether bad materials, I am free to acknowledge, like one of/ our directors, that with a single exception, the Preparatory must be/ altogether abolished. <text:s/>Often we have realized the imperative need/ of a supervision on the part of the Trustees, who are within reach of/ the institution. <text:s/>Pupils and their instructors must feel that they are/ watched. <text:s/>But aside from that thought, which is not indeed to the/ credit of either, the idea that the directors have the interest of/ the institution at heart, must act as an incentive for good. <text:s/>A number/ of the students, who undergo at this season examination in secular/ b/</text:p>
      <text:p text:style-name="P5"/>
      <text:p text:style-name="P5">[Page 2]</text:p>
      <text:p text:style-name="P5">branches, begged that they may be permitted to absent themselves from/ the Sessions at the Seminary, during two weeks, from next Monday./ <text:s/>They asserted with positive assurance, that unless the absence is/ granted, their failure in secular branches will follow. <text:s/>I must un-/willingly grant the request./ <text:s/>Yours very truly,/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3:45:15.77</meta:creation-date>
    <dc:date>2012-01-04T14:03:40.96</dc:date>
    <dc:creator>Penn Libraries</dc:creator>
    <meta:editing-duration>PT00H00M1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794" meta:character-count="5038"/>
  </office:meta>
</office:document-meta>
</file>